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cm" fo:min-width="4.75cm"/>
    </style:style>
    <style:style style:name="gr2" style:family="graphic" style:parent-style-name="standard">
      <style:graphic-properties draw:textarea-horizontal-align="justify" draw:textarea-vertical-align="middle" draw:auto-grow-height="false" fo:min-height="0.5cm" fo:min-width="4.7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5cm" fo:min-width="5.25cm" drawooo:fontwork-adjust="center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5cm" fo:min-width="0.2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5.25cm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5.2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5.25cm" fo:min-width="0.7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0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>
        <style:tab-stops/>
      </style:paragraph-properties>
    </style:style>
    <style:style style:name="P4" style:family="paragraph">
      <loext:graphic-properties draw:fill="none" draw:fill-color="#ffffff"/>
      <style:paragraph-properties fo:text-align="center" style:writing-mode="lr-tb">
        <style:tab-stops/>
      </style:paragraph-properties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5.25cm" svg:height="0.75cm" svg:x="14.75cm" svg:y="2.251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" draw:text-style-name="P1" draw:layer="layout" svg:width="5.25cm" svg:height="0.75cm" svg:x="14.75cm" svg:y="2.251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2" draw:text-style-name="P2" draw:layer="layout" svg:width="5.25cm" svg:height="0.75cm" svg:x="14.75cm" svg:y="2.251cm">
          <text:p text:style-name="P2">0, 3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3" draw:text-style-name="P4" draw:layer="layout" svg:width="5.25cm" svg:height="0.75cm" svg:x="14.75cm" svg:y="1.501cm">
          <draw:text-box>
            <text:p text:style-name="P3">B</text:p>
          </draw:text-box>
        </draw:frame>
        <draw:frame draw:style-name="gr3" draw:text-style-name="P4" draw:layer="layout" svg:width="5.25cm" svg:height="0.75cm" svg:x="8cm" svg:y="1.501cm">
          <draw:text-box>
            <text:p text:style-name="P3">A</text:p>
          </draw:text-box>
        </draw:frame>
        <draw:custom-shape draw:style-name="gr2" draw:text-style-name="P2" draw:layer="layout" svg:width="5.25cm" svg:height="0.75cm" svg:x="14.75cm" svg:y="3.001cm">
          <text:p text:style-name="P2">1, 4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2" draw:layer="layout" svg:width="5.25cm" svg:height="0.75cm" svg:x="14.75cm" svg:y="3.751cm">
          <text:p text:style-name="P2">2, 5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2" draw:layer="layout" svg:width="5.25cm" svg:height="0.75cm" svg:x="14.75cm" svg:y="4.501cm">
          <text:p text:style-name="P2">0, 3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2" draw:layer="layout" svg:width="5.25cm" svg:height="0.75cm" svg:x="14.75cm" svg:y="5.251cm">
          <text:p text:style-name="P2">1, 4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2" draw:layer="layout" svg:width="5.25cm" svg:height="0.75cm" svg:x="14.75cm" svg:y="6.001cm">
          <text:p text:style-name="P2">2, 5</text:p>
          <draw:enhanced-geometry svg:viewBox="0 0 21600 21600" draw:mirror-horizontal="true" draw:mirror-vertical="false" draw:type="rectangle" draw:enhanced-path="M 0 0 L 21600 0 21600 21600 0 21600 0 0 Z N"/>
        </draw:custom-shape>
        <draw:g>
          <draw:g>
            <draw:custom-shape draw:style-name="gr4" draw:text-style-name="P2" draw:layer="layout" svg:width="0.75cm" svg:height="0.75cm" svg:x="8cm" svg:y="2.251cm">
              <text:p text:style-name="P2">0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2" draw:layer="layout" svg:width="0.75cm" svg:height="0.75cm" svg:x="8.75cm" svg:y="2.251cm">
              <text:p text:style-name="P2">1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2" draw:layer="layout" svg:width="0.75cm" svg:height="0.75cm" svg:x="9.5cm" svg:y="2.251cm">
              <text:p text:style-name="P2">2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2" draw:layer="layout" svg:width="0.75cm" svg:height="0.75cm" svg:x="10.25cm" svg:y="2.251cm">
              <text:p text:style-name="P2">0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2" draw:layer="layout" svg:width="0.75cm" svg:height="0.75cm" svg:x="11cm" svg:y="2.251cm">
              <text:p text:style-name="P2">1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2" draw:layer="layout" svg:width="0.75cm" svg:height="0.75cm" svg:x="11.75cm" svg:y="2.251cm">
              <text:p text:style-name="P2">2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2" draw:layer="layout" svg:width="0.75cm" svg:height="0.75cm" svg:x="12.5cm" svg:y="2.251cm">
              <text:p text:style-name="P2">0</text:p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4" draw:text-style-name="P2" draw:layer="layout" svg:width="0.75cm" svg:height="0.75cm" svg:x="8cm" svg:y="3.001cm">
              <text:p text:style-name="P2">3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2" draw:layer="layout" svg:width="0.75cm" svg:height="0.75cm" svg:x="8.75cm" svg:y="3.001cm">
              <text:p text:style-name="P2">4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2" draw:layer="layout" svg:width="0.75cm" svg:height="0.75cm" svg:x="9.5cm" svg:y="3.001cm">
              <text:p text:style-name="P2">5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2" draw:layer="layout" svg:width="0.75cm" svg:height="0.75cm" svg:x="10.25cm" svg:y="3.001cm">
              <text:p text:style-name="P2">3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2" draw:layer="layout" svg:width="0.75cm" svg:height="0.75cm" svg:x="11cm" svg:y="3.001cm">
              <text:p text:style-name="P2">4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2" draw:layer="layout" svg:width="0.75cm" svg:height="0.75cm" svg:x="11.75cm" svg:y="3.001cm">
              <text:p text:style-name="P2">5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2" draw:layer="layout" svg:width="0.75cm" svg:height="0.75cm" svg:x="12.5cm" svg:y="3.001cm">
              <text:p text:style-name="P2">3</text:p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4" draw:text-style-name="P2" draw:layer="layout" svg:width="0.75cm" svg:height="0.75cm" svg:x="8cm" svg:y="3.751cm">
              <text:p text:style-name="P2">0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2" draw:layer="layout" svg:width="0.75cm" svg:height="0.75cm" svg:x="8.75cm" svg:y="3.751cm">
              <text:p text:style-name="P2">1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2" draw:layer="layout" svg:width="0.75cm" svg:height="0.75cm" svg:x="9.5cm" svg:y="3.751cm">
              <text:p text:style-name="P2">2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2" draw:layer="layout" svg:width="0.75cm" svg:height="0.75cm" svg:x="10.25cm" svg:y="3.751cm">
              <text:p text:style-name="P2">0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2" draw:layer="layout" svg:width="0.75cm" svg:height="0.75cm" svg:x="11cm" svg:y="3.751cm">
              <text:p text:style-name="P2">1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2" draw:layer="layout" svg:width="0.75cm" svg:height="0.75cm" svg:x="11.75cm" svg:y="3.751cm">
              <text:p text:style-name="P2">2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2" draw:layer="layout" svg:width="0.75cm" svg:height="0.75cm" svg:x="12.5cm" svg:y="3.751cm">
              <text:p text:style-name="P2">0</text:p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4" draw:text-style-name="P2" draw:layer="layout" svg:width="0.75cm" svg:height="0.75cm" svg:x="8cm" svg:y="5.251cm">
              <text:p text:style-name="P2">0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2" draw:layer="layout" svg:width="0.75cm" svg:height="0.75cm" svg:x="8.75cm" svg:y="5.251cm">
              <text:p text:style-name="P2">1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2" draw:layer="layout" svg:width="0.75cm" svg:height="0.75cm" svg:x="9.5cm" svg:y="5.251cm">
              <text:p text:style-name="P2">2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2" draw:layer="layout" svg:width="0.75cm" svg:height="0.75cm" svg:x="10.25cm" svg:y="5.251cm">
              <text:p text:style-name="P2">0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2" draw:layer="layout" svg:width="0.75cm" svg:height="0.75cm" svg:x="11cm" svg:y="5.251cm">
              <text:p text:style-name="P2">1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2" draw:layer="layout" svg:width="0.75cm" svg:height="0.75cm" svg:x="11.75cm" svg:y="5.251cm">
              <text:p text:style-name="P2">2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2" draw:layer="layout" svg:width="0.75cm" svg:height="0.75cm" svg:x="12.5cm" svg:y="5.251cm">
              <text:p text:style-name="P2">0</text:p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4" draw:text-style-name="P2" draw:layer="layout" svg:width="0.75cm" svg:height="0.75cm" svg:x="8cm" svg:y="4.501cm">
              <text:p text:style-name="P2">3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2" draw:layer="layout" svg:width="0.75cm" svg:height="0.75cm" svg:x="8.75cm" svg:y="4.501cm">
              <text:p text:style-name="P2">4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2" draw:layer="layout" svg:width="0.75cm" svg:height="0.75cm" svg:x="9.5cm" svg:y="4.501cm">
              <text:p text:style-name="P2">5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2" draw:layer="layout" svg:width="0.75cm" svg:height="0.75cm" svg:x="10.25cm" svg:y="4.501cm">
              <text:p text:style-name="P2">3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2" draw:layer="layout" svg:width="0.75cm" svg:height="0.75cm" svg:x="11cm" svg:y="4.501cm">
              <text:p text:style-name="P2">4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2" draw:layer="layout" svg:width="0.75cm" svg:height="0.75cm" svg:x="11.75cm" svg:y="4.501cm">
              <text:p text:style-name="P2">5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2" draw:layer="layout" svg:width="0.75cm" svg:height="0.75cm" svg:x="12.5cm" svg:y="4.501cm">
              <text:p text:style-name="P2">3</text:p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custom-shape draw:style-name="gr4" draw:text-style-name="P2" draw:layer="layout" svg:width="0.75cm" svg:height="0.75cm" svg:x="8cm" svg:y="6.001cm">
              <text:p text:style-name="P2">3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2" draw:layer="layout" svg:width="0.75cm" svg:height="0.75cm" svg:x="8.75cm" svg:y="6.001cm">
              <text:p text:style-name="P2">4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2" draw:layer="layout" svg:width="0.75cm" svg:height="0.75cm" svg:x="9.5cm" svg:y="6.001cm">
              <text:p text:style-name="P2">5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2" draw:layer="layout" svg:width="0.75cm" svg:height="0.75cm" svg:x="10.25cm" svg:y="6.001cm">
              <text:p text:style-name="P2">3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2" draw:layer="layout" svg:width="0.75cm" svg:height="0.75cm" svg:x="11cm" svg:y="6.001cm">
              <text:p text:style-name="P2">4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2" draw:layer="layout" svg:width="0.75cm" svg:height="0.75cm" svg:x="11.75cm" svg:y="6.001cm">
              <text:p text:style-name="P2">5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4" draw:text-style-name="P2" draw:layer="layout" svg:width="0.75cm" svg:height="0.75cm" svg:x="12.5cm" svg:y="6.001cm">
              <text:p text:style-name="P2">3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2" draw:text-style-name="P2" draw:layer="layout" svg:width="5.25cm" svg:height="0.75cm" svg:x="14.75cm" svg:y="6.751cm">
          <text:p text:style-name="P2">0, 3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2" draw:layer="layout" svg:width="5.25cm" svg:height="0.75cm" svg:x="1cm" svg:y="2.251cm">
          <text:p text:style-name="P2">0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2" draw:layer="layout" svg:width="5.25cm" svg:height="0.75cm" svg:x="1cm" svg:y="3.001cm">
          <text:p text:style-name="P2">3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2" draw:layer="layout" svg:width="5.25cm" svg:height="0.75cm" svg:x="1cm" svg:y="3.751cm">
          <text:p text:style-name="P2">0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2" draw:layer="layout" svg:width="5.25cm" svg:height="0.75cm" svg:x="1cm" svg:y="4.501cm">
          <text:p text:style-name="P2">3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2" draw:layer="layout" svg:width="5.25cm" svg:height="0.75cm" svg:x="1cm" svg:y="5.251cm">
          <text:p text:style-name="P2">0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" draw:text-style-name="P2" draw:layer="layout" svg:width="5.25cm" svg:height="0.75cm" svg:x="1cm" svg:y="6.001cm">
          <text:p text:style-name="P2">3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3" draw:text-style-name="P4" draw:layer="layout" svg:width="5.25cm" svg:height="0.75cm" svg:x="1cm" svg:y="1.501cm">
          <draw:text-box>
            <text:p text:style-name="P3">C</text:p>
          </draw:text-box>
        </draw:frame>
        <draw:custom-shape draw:style-name="gr5" draw:text-style-name="P1" draw:layer="layout" svg:width="5.25cm" svg:height="0.75cm" svg:x="14.75cm" svg:y="2.251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5" draw:text-style-name="P1" draw:layer="layout" svg:width="5.25cm" svg:height="0.75cm" svg:x="14.75cm" svg:y="2.251cm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6" draw:text-style-name="P2" draw:layer="layout" svg:width="5.25cm" svg:height="0.75cm" svg:x="14.75cm" svg:y="2.251cm">
          <text:p text:style-name="P2">0, 3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" draw:text-style-name="P2" draw:layer="layout" svg:width="5.25cm" svg:height="0.75cm" svg:x="14.75cm" svg:y="3.001cm">
          <text:p text:style-name="P2">1, 4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" draw:text-style-name="P2" draw:layer="layout" svg:width="5.25cm" svg:height="0.75cm" svg:x="14.75cm" svg:y="3.751cm">
          <text:p text:style-name="P2">2, 5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" draw:text-style-name="P2" draw:layer="layout" svg:width="5.25cm" svg:height="0.75cm" svg:x="14.75cm" svg:y="4.501cm">
          <text:p text:style-name="P2">0, 3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" draw:text-style-name="P2" draw:layer="layout" svg:width="5.25cm" svg:height="0.75cm" svg:x="14.75cm" svg:y="5.251cm">
          <text:p text:style-name="P2">1, 4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" draw:text-style-name="P2" draw:layer="layout" svg:width="5.25cm" svg:height="0.75cm" svg:x="14.75cm" svg:y="6.001cm">
          <text:p text:style-name="P2">2, 5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" draw:text-style-name="P2" draw:layer="layout" svg:width="5.25cm" svg:height="0.75cm" svg:x="14.75cm" svg:y="6.751cm">
          <text:p text:style-name="P2">0, 3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" draw:text-style-name="P2" draw:layer="layout" svg:width="5.25cm" svg:height="0.75cm" svg:x="8cm" svg:y="11cm">
          <text:p text:style-name="P2">0, 1, 2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" draw:text-style-name="P2" draw:layer="layout" svg:width="5.25cm" svg:height="0.75cm" svg:x="8cm" svg:y="11.75cm">
          <text:p text:style-name="P2">3, 4, 5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" draw:text-style-name="P2" draw:layer="layout" svg:width="5.25cm" svg:height="0.75cm" svg:x="8cm" svg:y="12.5cm">
          <text:p text:style-name="P2">0, 1, 2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" draw:text-style-name="P2" draw:layer="layout" svg:width="5.25cm" svg:height="0.75cm" svg:x="8cm" svg:y="13.25cm">
          <text:p text:style-name="P2">3, 4, 5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" draw:text-style-name="P2" draw:layer="layout" svg:width="5.25cm" svg:height="0.75cm" svg:x="8cm" svg:y="14cm">
          <text:p text:style-name="P2">0, 1, 2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6" draw:text-style-name="P2" draw:layer="layout" svg:width="5.25cm" svg:height="0.75cm" svg:x="8cm" svg:y="14.75cm">
          <text:p text:style-name="P2">3, 4, 5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" draw:text-style-name="P1" draw:layer="layout" svg:width="0.75cm" svg:height="5.25cm" svg:x="14.75cm" svg:y="11cm">
          <text:p text:style-name="P1">0,3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5cm" svg:height="5.25cm" svg:x="15.5cm" svg:y="11cm">
          <text:p text:style-name="P1">1,4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5cm" svg:height="5.25cm" svg:x="16.25cm" svg:y="11cm">
          <text:p text:style-name="P1">2,5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5cm" svg:height="5.25cm" svg:x="17cm" svg:y="11cm">
          <text:p text:style-name="P1">0,3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5cm" svg:height="5.25cm" svg:x="17.75cm" svg:y="11cm">
          <text:p text:style-name="P1">1,4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5cm" svg:height="5.25cm" svg:x="18.5cm" svg:y="11cm">
          <text:p text:style-name="P1">2,5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5cm" svg:height="5.25cm" svg:x="19.25cm" svg:y="11cm">
          <text:p text:style-name="P1">0,3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25cm" svg:height="0.75cm" svg:x="8cm" svg:y="10.25cm">
          <draw:text-box>
            <text:p text:style-name="P3">A</text:p>
          </draw:text-box>
        </draw:frame>
        <draw:frame draw:style-name="gr3" draw:text-style-name="P4" draw:layer="layout" svg:width="5.25cm" svg:height="0.75cm" svg:x="14.75cm" svg:y="10.25cm">
          <draw:text-box>
            <text:p text:style-name="P3">B</text:p>
          </draw:text-box>
        </draw:frame>
        <draw:g>
          <draw:custom-shape draw:style-name="gr8" draw:text-style-name="P2" draw:layer="layout" svg:width="0.75cm" svg:height="0.75cm" svg:x="1cm" svg:y="11cm">
            <text:p text:style-name="P2">0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" draw:layer="layout" svg:width="0.75cm" svg:height="0.75cm" svg:x="1.75cm" svg:y="11cm">
            <text:p text:style-name="P2">1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" draw:layer="layout" svg:width="0.75cm" svg:height="0.75cm" svg:x="2.5cm" svg:y="11cm">
            <text:p text:style-name="P2">2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" draw:layer="layout" svg:width="0.75cm" svg:height="0.75cm" svg:x="3.25cm" svg:y="11cm">
            <text:p text:style-name="P2">0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" draw:layer="layout" svg:width="0.75cm" svg:height="0.75cm" svg:x="4cm" svg:y="11cm">
            <text:p text:style-name="P2">1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" draw:layer="layout" svg:width="0.75cm" svg:height="0.75cm" svg:x="4.75cm" svg:y="11cm">
            <text:p text:style-name="P2">2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" draw:layer="layout" svg:width="0.75cm" svg:height="0.75cm" svg:x="5.5cm" svg:y="11cm">
            <text:p text:style-name="P2">0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" draw:layer="layout" svg:width="0.75cm" svg:height="0.75cm" svg:x="1cm" svg:y="11.75cm">
            <text:p text:style-name="P2">3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" draw:layer="layout" svg:width="0.75cm" svg:height="0.75cm" svg:x="1.75cm" svg:y="11.75cm">
            <text:p text:style-name="P2">4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" draw:layer="layout" svg:width="0.75cm" svg:height="0.75cm" svg:x="2.5cm" svg:y="11.75cm">
            <text:p text:style-name="P2">5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" draw:layer="layout" svg:width="0.75cm" svg:height="0.75cm" svg:x="3.25cm" svg:y="11.75cm">
            <text:p text:style-name="P2">3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" draw:layer="layout" svg:width="0.75cm" svg:height="0.75cm" svg:x="4cm" svg:y="11.75cm">
            <text:p text:style-name="P2">4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" draw:layer="layout" svg:width="0.75cm" svg:height="0.75cm" svg:x="4.75cm" svg:y="11.75cm">
            <text:p text:style-name="P2">5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" draw:layer="layout" svg:width="0.75cm" svg:height="0.75cm" svg:x="5.5cm" svg:y="11.75cm">
            <text:p text:style-name="P2">3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" draw:layer="layout" svg:width="0.75cm" svg:height="0.75cm" svg:x="1cm" svg:y="12.5cm">
            <text:p text:style-name="P2">0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" draw:layer="layout" svg:width="0.75cm" svg:height="0.75cm" svg:x="1.75cm" svg:y="12.5cm">
            <text:p text:style-name="P2">1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" draw:layer="layout" svg:width="0.75cm" svg:height="0.75cm" svg:x="2.5cm" svg:y="12.5cm">
            <text:p text:style-name="P2">2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" draw:layer="layout" svg:width="0.75cm" svg:height="0.75cm" svg:x="3.25cm" svg:y="12.5cm">
            <text:p text:style-name="P2">0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" draw:layer="layout" svg:width="0.75cm" svg:height="0.75cm" svg:x="4cm" svg:y="12.5cm">
            <text:p text:style-name="P2">1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" draw:layer="layout" svg:width="0.75cm" svg:height="0.75cm" svg:x="4.75cm" svg:y="12.5cm">
            <text:p text:style-name="P2">2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" draw:layer="layout" svg:width="0.75cm" svg:height="0.75cm" svg:x="5.5cm" svg:y="12.5cm">
            <text:p text:style-name="P2">0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" draw:layer="layout" svg:width="0.75cm" svg:height="0.75cm" svg:x="1cm" svg:y="14cm">
            <text:p text:style-name="P2">0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" draw:layer="layout" svg:width="0.75cm" svg:height="0.75cm" svg:x="1.75cm" svg:y="14cm">
            <text:p text:style-name="P2">1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" draw:layer="layout" svg:width="0.75cm" svg:height="0.75cm" svg:x="2.5cm" svg:y="14cm">
            <text:p text:style-name="P2">2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" draw:layer="layout" svg:width="0.75cm" svg:height="0.75cm" svg:x="3.25cm" svg:y="14cm">
            <text:p text:style-name="P2">0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" draw:layer="layout" svg:width="0.75cm" svg:height="0.75cm" svg:x="4cm" svg:y="14cm">
            <text:p text:style-name="P2">1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" draw:layer="layout" svg:width="0.75cm" svg:height="0.75cm" svg:x="4.75cm" svg:y="14cm">
            <text:p text:style-name="P2">2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" draw:layer="layout" svg:width="0.75cm" svg:height="0.75cm" svg:x="5.5cm" svg:y="14cm">
            <text:p text:style-name="P2">0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" draw:layer="layout" svg:width="0.75cm" svg:height="0.75cm" svg:x="1cm" svg:y="13.25cm">
            <text:p text:style-name="P2">3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" draw:layer="layout" svg:width="0.75cm" svg:height="0.75cm" svg:x="1.75cm" svg:y="13.25cm">
            <text:p text:style-name="P2">4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" draw:layer="layout" svg:width="0.75cm" svg:height="0.75cm" svg:x="2.5cm" svg:y="13.25cm">
            <text:p text:style-name="P2">5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" draw:layer="layout" svg:width="0.75cm" svg:height="0.75cm" svg:x="3.25cm" svg:y="13.25cm">
            <text:p text:style-name="P2">3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" draw:layer="layout" svg:width="0.75cm" svg:height="0.75cm" svg:x="4cm" svg:y="13.25cm">
            <text:p text:style-name="P2">4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" draw:layer="layout" svg:width="0.75cm" svg:height="0.75cm" svg:x="4.75cm" svg:y="13.25cm">
            <text:p text:style-name="P2">5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" draw:layer="layout" svg:width="0.75cm" svg:height="0.75cm" svg:x="5.5cm" svg:y="13.25cm">
            <text:p text:style-name="P2">3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" draw:layer="layout" svg:width="0.75cm" svg:height="0.75cm" svg:x="1cm" svg:y="14.75cm">
            <text:p text:style-name="P2">3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" draw:layer="layout" svg:width="0.75cm" svg:height="0.75cm" svg:x="1.75cm" svg:y="14.75cm">
            <text:p text:style-name="P2">4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" draw:layer="layout" svg:width="0.75cm" svg:height="0.75cm" svg:x="2.5cm" svg:y="14.75cm">
            <text:p text:style-name="P2">5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" draw:layer="layout" svg:width="0.75cm" svg:height="0.75cm" svg:x="3.25cm" svg:y="14.75cm">
            <text:p text:style-name="P2">3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" draw:layer="layout" svg:width="0.75cm" svg:height="0.75cm" svg:x="4cm" svg:y="14.75cm">
            <text:p text:style-name="P2">4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" draw:layer="layout" svg:width="0.75cm" svg:height="0.75cm" svg:x="4.75cm" svg:y="14.75cm">
            <text:p text:style-name="P2">5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" draw:layer="layout" svg:width="0.75cm" svg:height="0.75cm" svg:x="5.5cm" svg:y="14.75cm">
            <text:p text:style-name="P2">3</text:p>
            <draw:enhanced-geometry svg:viewBox="0 0 21600 21600" draw:type="rectangle" draw:enhanced-path="M 0 0 L 21600 0 21600 21600 0 21600 0 0 Z N"/>
          </draw:custom-shape>
        </draw:g>
        <draw:frame draw:style-name="gr3" draw:text-style-name="P4" draw:layer="layout" svg:width="5.25cm" svg:height="0.75cm" svg:x="1cm" svg:y="10.25cm">
          <draw:text-box>
            <text:p text:style-name="P3">C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16T17:09:14.061623325</meta:creation-date>
    <dc:date>2024-06-16T17:26:15.754067003</dc:date>
    <meta:editing-duration>PT6M</meta:editing-duration>
    <meta:editing-cycles>1</meta:editing-cycles>
    <meta:document-statistic meta:object-count="217"/>
    <meta:generator>LibreOffice/7.3.7.2$Linux_X86_64 LibreOffice_project/30$Build-2</meta:generator>
  </office:meta>
</office:document-meta>
</file>